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weight="bold" style:font-weight-asian="bold" style:font-weight-complex="bold"/>
    </style:style>
    <style:style style:name="P2" style:family="paragraph" style:parent-style-name="Text_20_body_20_indent_20_Organon">
      <style:text-properties fo:font-weight="bold" officeooo:paragraph-rsid="000e238f" style:font-weight-asian="bold" style:font-weight-complex="bold"/>
    </style:style>
    <style:style style:name="P3" style:family="paragraph" style:parent-style-name="Text_20_body_20_indent_20_Organon" style:list-style-name="L1">
      <style:text-properties fo:font-weight="bold" style:font-weight-asian="bold" style:font-weight-complex="bold"/>
    </style:style>
    <style:style style:name="P4" style:family="paragraph" style:parent-style-name="Text_20_body_20_indent_20_Organon">
      <style:text-properties fo:language="en" fo:country="US"/>
    </style:style>
    <style:style style:name="P5" style:family="paragraph" style:parent-style-name="Text_20_body_20_indent_20_Organon" style:list-style-name="L1">
      <style:text-properties fo:language="en" fo:country="US"/>
    </style:style>
    <style:style style:name="P6" style:family="paragraph" style:parent-style-name="Text_20_body_20_indent_20_Organon" style:list-style-name="L2">
      <style:text-properties fo:language="en" fo:country="US" fo:font-weight="bold" style:font-weight-asian="bold" style:font-weight-complex="bold"/>
    </style:style>
    <style:style style:name="P7" style:family="paragraph" style:parent-style-name="Text_20_body_20_indent_20_Organon">
      <style:text-properties fo:language="en" fo:country="US" fo:font-weight="normal" style:font-weight-asian="normal" style:font-weight-complex="normal"/>
    </style:style>
    <style:style style:name="P8" style:family="paragraph" style:parent-style-name="Text_20_body_20_indent_20_Organon" style:list-style-name="L2">
      <style:text-properties fo:language="en" fo:country="US" fo:font-weight="normal" style:font-weight-asian="normal" style:font-weight-complex="normal"/>
    </style:style>
    <style:style style:name="P9" style:family="paragraph" style:parent-style-name="Text_20_body_20_indent_20_Organon" style:list-style-name="L1"/>
    <style:style style:name="P10" style:family="paragraph" style:parent-style-name="Text_20_body_20_indent_20_Organon">
      <style:paragraph-properties fo:margin-left="0cm" fo:margin-right="0cm" fo:text-indent="0cm" style:auto-text-indent="false"/>
      <style:text-properties fo:font-weight="bold" officeooo:rsid="000e238f" officeooo:paragraph-rsid="000e238f" style:font-weight-asian="bold" style:font-weight-complex="bold"/>
    </style:style>
    <style:style style:name="P11" style:family="paragraph" style:parent-style-name="Heading_20_4">
      <style:text-properties fo:language="en" fo:country="US"/>
    </style:style>
    <style:style style:name="T1" style:family="text">
      <style:text-properties fo:color="#ff0000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5">
        <text:h text:style-name="Heading_20_4" text:outline-level="4">Create Project</text:h>
        <text:p text:style-name="P10"/>
        <text:p text:style-name="P2">Project name:</text:p>
        <text:p text:style-name="P4">Name the project.</text:p>
        <text:p text:style-name="P4"><text:span text:style-name="T1">Please note</text:span>: The project can not be renamed . In order to provide the project with a new name , it needs to be exported as a project . ( File / Export / Export as / new project )</text:p>
        <text:h text:style-name="P11" text:outline-level="4"/>
        <text:p text:style-name="P1">Save to folder: </text:p>
        <text:p text:style-name="P4">Choose a folder. Organon will create a folder with the name:</text:p>
        <text:p text:style-name="P4">“&lt;project name&gt;.organon”</text:p>
        <text:p text:style-name="P4"/>
        <text:p text:style-name="P4">( Linux ) Make sure that you have write permissions for the folder .</text:p>
        <text:h text:style-name="P11" text:outline-level="4"/>
        <text:p text:style-name="P1">Formatting:</text:p>
        <text:p text:style-name="P4">See next entry: Formatting</text:p>
        <text:h text:style-name="P11" text:outline-level="4"/>
        <text:p text:style-name="P1">Templates:</text:p>
        <text:p text:style-name="Text_20_body_20_indent_20_Organon">You can either use Writer templates or Organon templates. Organon templates might be created with Writer templates.</text:p>
        <text:p text:style-name="Text_20_body_20_indent_20_Organon"/>
        <text:list xml:id="list7938249145894890469" text:style-name="L1">
          <text:list-item>
            <text:p text:style-name="P3">Writer Templates</text:p>
            <text:p text:style-name="P5">Choose a template for the new project from user templates. Only user templates are shown by Organon. To choose a template, the check box has to be checked AND a template has to be chosen.</text:p>
            <text:p text:style-name="P5"/>
            <text:p text:style-name="P5">On creating a user template see:</text:p>
            <text:p text:style-name="P5">OO:</text:p>
            <text:p text:style-name="P9"><text:a xlink:type="simple" xlink:href="https://wiki.openoffice.org/wiki/Documentation/OOo3_User_Guides/Getting_Started/Creating_a_template" text:style-name="Internet_20_link" text:visited-style-name="Visited_20_Internet_20_Link"><text:span text:style-name="T2">https://wiki.openoffice.org/wiki/Documentation/OOo3_User_Guides/Getting_Started/Creating_a_template</text:span></text:a></text:p>
            <text:p text:style-name="P5">LO:</text:p>
            <text:p text:style-name="P9"><text:a xlink:type="simple" xlink:href="https://help.libreoffice.org/Writer/Templates_and_Styles" text:style-name="Internet_20_link" text:visited-style-name="Visited_20_Internet_20_Link"><text:span text:style-name="T2">https://help.libreoffice.org/Writer/Templates_and_Styles</text:span></text:a></text:p>
            <text:p text:style-name="P5"/>
            <text:p text:style-name="P9"><text:soft-page-break/><text:span text:style-name="T2">The template will be saved with the project. To change the template afterwards, search for the following file:</text:span></text:p>
            <text:p text:style-name="P5">&lt;project folder&gt;/files/odt/template.ott</text:p>
            <text:p text:style-name="P5"/>
            <text:p text:style-name="P5">This file can be edited and saved again. On the next opening of the project, the edited template will be used.</text:p>
          </text:list-item>
        </text:list>
        <text:p text:style-name="P4"/>
        <text:list xml:id="list1774002215634754115" text:style-name="L2">
          <text:list-item>
            <text:p text:style-name="P6">Organon Templates</text:p>
            <text:p text:style-name="P8">Organon templates are usual Organon projects, which will be saved with a new name and under a new path, and are available as a new project. These templates can be used to create a new project with a structure as required or to contain prefabricated files or folders (a titelpage for example).</text:p>
            <text:p text:style-name="P8"/>
            <text:p text:style-name="P8">To use an Organon Template, a folder containing Organon templates has to be chosen.</text:p>
            <text:p text:style-name="P8">For further information see the manual under:</text:p>
            <text:p text:style-name="P8">Organon Menu/File/Preferences/Templates</text:p>
          </text:list-item>
        </text:list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38:10.701000000</dc:date>
    <meta:editing-duration>P0D</meta:editing-duration>
    <meta:editing-cycles>1</meta:editing-cycles>
    <meta:document-statistic meta:table-count="0" meta:image-count="0" meta:object-count="0" meta:page-count="2" meta:paragraph-count="31" meta:word-count="284" meta:character-count="1702" meta:non-whitespace-character-count="1463"/>
    <meta:generator>LibreOffice/5.1.1.3$Windows_X86_64 LibreOffice_project/89f508ef3ecebd2cfb8e1def0f0ba9a803b88a6d</meta:generator>
  </office:meta>
</office:document-meta>
</file>